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0" table:default-cell-style-name="ce1"/>
        <table:table-column table:style-name="co2" table:number-columns-repeated="1635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-30.3035178615653" table:style-name="ce1">
            <text:p>-30.30351786</text:p>
          </table:table-cell>
          <table:table-cell office:value-type="float" office:value="-34.135629701285197" table:style-name="ce1">
            <text:p>-34.1356297</text:p>
          </table:table-cell>
          <table:table-cell office:value-type="float" office:value="-35.851211835211402" table:style-name="ce1">
            <text:p>-35.85121184</text:p>
          </table:table-cell>
          <table:table-cell office:value-type="float" office:value="-31.471844721161201" table:style-name="ce1">
            <text:p>-31.47184472</text:p>
          </table:table-cell>
          <table:table-cell office:value-type="float" office:value="-27.289798569359501" table:style-name="ce1">
            <text:p>-27.28979857</text:p>
          </table:table-cell>
          <table:table-cell office:value-type="float" office:value="-25.006840707680801" table:style-name="ce1">
            <text:p>-25.00684071</text:p>
          </table:table-cell>
          <table:table-cell office:value-type="float" office:value="-23.894514310701702" table:style-name="ce1">
            <text:p>-23.89451431</text:p>
          </table:table-cell>
          <table:table-cell office:value-type="float" office:value="-23.3842547239346" table:style-name="ce1">
            <text:p>-23.38425472</text:p>
          </table:table-cell>
          <table:table-cell office:value-type="float" office:value="-23.162014011760601" table:style-name="ce1">
            <text:p>-23.16201401</text:p>
          </table:table-cell>
          <table:table-cell office:value-type="float" office:value="-23.069292510656201" table:style-name="ce1">
            <text:p>-23.06929251</text:p>
          </table:table-cell>
          <table:table-cell office:value-type="float" office:value="-73.871347647112003" table:style-name="ce1">
            <text:p>-73.87134765</text:p>
          </table:table-cell>
          <table:table-cell office:value-type="float" office:value="-58.162014177411002" table:style-name="ce1">
            <text:p>-58.16201418</text:p>
          </table:table-cell>
          <table:table-cell office:value-type="float" office:value="-40.540462214129299" table:style-name="ce1">
            <text:p>-40.54046221</text:p>
          </table:table-cell>
          <table:table-cell office:value-type="float" office:value="-32.546396437033003" table:style-name="ce1">
            <text:p>-32.54639644</text:p>
          </table:table-cell>
          <table:table-cell office:value-type="float" office:value="-27.3876160133645" table:style-name="ce1">
            <text:p>-27.38761601</text:p>
          </table:table-cell>
          <table:table-cell office:value-type="float" office:value="-24.773498395081901" table:style-name="ce1">
            <text:p>-24.7734984</text:p>
          </table:table-cell>
          <table:table-cell office:value-type="float" office:value="-23.657296270981298" table:style-name="ce1">
            <text:p>-23.65729627</text:p>
          </table:table-cell>
          <table:table-cell office:value-type="float" office:value="-23.230798698209" table:style-name="ce1">
            <text:p>-23.2307987</text:p>
          </table:table-cell>
          <table:table-cell office:value-type="float" office:value="-23.080602602831501" table:style-name="ce1">
            <text:p>-23.0806026</text:p>
          </table:table-cell>
          <table:table-cell office:value-type="float" office:value="-23.030860357251299" table:style-name="ce1">
            <text:p>-23.03086036</text:p>
          </table:table-cell>
          <table:table-cell office:value-type="float" office:value="5.4894416583391301" table:style-name="ce1">
            <text:p>5.489441658</text:p>
          </table:table-cell>
          <table:table-cell office:value-type="float" office:value="-45.803153121197901" table:style-name="ce1">
            <text:p>-45.80315312</text:p>
          </table:table-cell>
          <table:table-cell office:value-type="float" office:value="-29.680302839859799" table:style-name="ce1">
            <text:p>-29.68030284</text:p>
          </table:table-cell>
          <table:table-cell office:value-type="float" office:value="-27.433170357061599" table:style-name="ce1">
            <text:p>-27.43317036</text:p>
          </table:table-cell>
          <table:table-cell office:value-type="float" office:value="-25.1791786513181" table:style-name="ce1">
            <text:p>-25.17917865</text:p>
          </table:table-cell>
          <table:table-cell office:value-type="float" office:value="-23.8400733544754" table:style-name="ce1">
            <text:p>-23.84007335</text:p>
          </table:table-cell>
          <table:table-cell office:value-type="float" office:value="-23.282889635810101" table:style-name="ce1">
            <text:p>-23.28288964</text:p>
          </table:table-cell>
          <table:table-cell office:value-type="float" office:value="-23.090476309901799" table:style-name="ce1">
            <text:p>-23.09047631</text:p>
          </table:table-cell>
          <table:table-cell office:value-type="float" office:value="-23.031258059494998" table:style-name="ce1">
            <text:p>-23.03125806</text:p>
          </table:table-cell>
          <table:table-cell office:value-type="float" office:value="-23.014399409965399" table:style-name="ce1">
            <text:p>-23.01439941</text:p>
          </table:table-cell>
          <table:table-cell table:number-columns-repeated="1635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-3.2999469057297955E-2" table:formula="of:=1/[.A2]" table:style-name="ce1">
            <text:p>-0.032999469</text:p>
          </table:table-cell>
          <table:table-cell office:value-type="float" office:value="-2.9294904144169055E-2" table:formula="of:=1/[.B2]" table:style-name="ce1">
            <text:p>-0.029294904</text:p>
          </table:table-cell>
          <table:table-cell office:value-type="float" office:value="-2.7893059922115278E-2" table:formula="of:=1/[.C2]" table:style-name="ce1">
            <text:p>-0.02789306</text:p>
          </table:table-cell>
          <table:table-cell office:value-type="float" office:value="-3.1774432317518864E-2" table:formula="of:=1/[.D2]" table:style-name="ce1">
            <text:p>-0.031774432</text:p>
          </table:table-cell>
          <table:table-cell office:value-type="float" office:value="-3.6643729614141682E-2" table:formula="of:=1/[.E2]" table:style-name="ce1">
            <text:p>-0.03664373</text:p>
          </table:table-cell>
          <table:table-cell office:value-type="float" office:value="-3.9989057861789475E-2" table:formula="of:=1/[.F2]" table:style-name="ce1">
            <text:p>-0.039989058</text:p>
          </table:table-cell>
          <table:table-cell office:value-type="float" office:value="-4.1850610018556736E-2" table:formula="of:=1/[.G2]" table:style-name="ce1">
            <text:p>-0.04185061</text:p>
          </table:table-cell>
          <table:table-cell office:value-type="float" office:value="-4.2763817440650144E-2" table:formula="of:=1/[.H2]" table:style-name="ce1">
            <text:p>-0.042763817</text:p>
          </table:table-cell>
          <table:table-cell office:value-type="float" office:value="-4.3174138461890499E-2" table:formula="of:=1/[.I2]" table:style-name="ce1">
            <text:p>-0.043174138</text:p>
          </table:table-cell>
          <table:table-cell office:value-type="float" office:value="-4.3347666580502132E-2" table:formula="of:=1/[.J2]" table:style-name="ce1">
            <text:p>-0.043347667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-1.3537048285311673E-2" table:formula="of:=1/[.K2]" table:style-name="ce1">
            <text:p>-0.013537048</text:p>
          </table:table-cell>
          <table:table-cell office:value-type="float" office:value="-1.7193352296048587E-2" table:formula="of:=1/[.L2]" table:style-name="ce1">
            <text:p>-0.017193352</text:p>
          </table:table-cell>
          <table:table-cell office:value-type="float" office:value="-2.4666714324028515E-2" table:formula="of:=1/[.M2]" table:style-name="ce1">
            <text:p>-0.024666714</text:p>
          </table:table-cell>
          <table:table-cell office:value-type="float" office:value="-3.0725367766434118E-2" table:formula="of:=1/[.N2]" table:style-name="ce1">
            <text:p>-0.030725368</text:p>
          </table:table-cell>
          <table:table-cell office:value-type="float" office:value="-3.6512853090682446E-2" table:formula="of:=1/[.O2]" table:style-name="ce1">
            <text:p>-0.036512853</text:p>
          </table:table-cell>
          <table:table-cell office:value-type="float" office:value="-4.0365715978108389E-2" table:formula="of:=1/[.P2]" table:style-name="ce1">
            <text:p>-0.040365716</text:p>
          </table:table-cell>
          <table:table-cell office:value-type="float" office:value="-4.2270257283230965E-2" table:formula="of:=1/[.Q2]" table:style-name="ce1">
            <text:p>-0.042270257</text:p>
          </table:table-cell>
          <table:table-cell office:value-type="float" office:value="-4.3046303013124378E-2" table:formula="of:=1/[.R2]" table:style-name="ce1">
            <text:p>-0.043046303</text:p>
          </table:table-cell>
          <table:table-cell office:value-type="float" office:value="-4.3326425102840301E-2" table:formula="of:=1/[.S2]" table:style-name="ce1">
            <text:p>-0.043326425</text:p>
          </table:table-cell>
          <table:table-cell office:value-type="float" office:value="-4.3420001879571492E-2" table:formula="of:=1/[.T2]" table:style-name="ce1">
            <text:p>-0.04342000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0.18216788923894989" table:formula="of:=1/[.U2]" table:style-name="ce1">
            <text:p>0.182167889</text:p>
          </table:table-cell>
          <table:table-cell office:value-type="float" office:value="-2.1832558063283106E-2" table:formula="of:=1/[.V2]" table:style-name="ce1">
            <text:p>-0.021832558</text:p>
          </table:table-cell>
          <table:table-cell office:value-type="float" office:value="-3.3692378591805627E-2" table:formula="of:=1/[.W2]" table:style-name="ce1">
            <text:p>-0.033692379</text:p>
          </table:table-cell>
          <table:table-cell office:value-type="float" office:value="-3.6452221416056238E-2" table:formula="of:=1/[.X2]" table:style-name="ce1">
            <text:p>-0.036452221</text:p>
          </table:table-cell>
          <table:table-cell office:value-type="float" office:value="-3.9715354255515048E-2" table:formula="of:=1/[.Y2]" table:style-name="ce1">
            <text:p>-0.039715354</text:p>
          </table:table-cell>
          <table:table-cell office:value-type="float" office:value="-4.1946179658556883E-2" table:formula="of:=1/[.Z2]" table:style-name="ce1">
            <text:p>-0.04194618</text:p>
          </table:table-cell>
          <table:table-cell office:value-type="float" office:value="-4.2949995281597535E-2" table:formula="of:=1/[.AA2]" table:style-name="ce1">
            <text:p>-0.042949995</text:p>
          </table:table-cell>
          <table:table-cell office:value-type="float" office:value="-4.3307898311789002E-2" table:formula="of:=1/[.AB2]" table:style-name="ce1">
            <text:p>-0.043307898</text:p>
          </table:table-cell>
          <table:table-cell office:value-type="float" office:value="-4.3419252105845525E-2" table:formula="of:=1/[.AC2]" table:style-name="ce1">
            <text:p>-0.043419252</text:p>
          </table:table-cell>
          <table:table-cell office:value-type="float" office:value="-4.3451057843681674E-2" table:formula="of:=1/[.AD2]" table:style-name="ce1">
            <text:p>-0.043451058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3.2999469057297955E-2" table:formula="of:=ABS([.B6])" table:style-name="ce1">
            <text:p>0.032999469</text:p>
          </table:table-cell>
          <table:table-cell office:value-type="float" office:value="2.9294904144169055E-2" table:formula="of:=ABS([.C6])" table:style-name="ce1">
            <text:p>0.029294904</text:p>
          </table:table-cell>
          <table:table-cell office:value-type="float" office:value="2.7893059922115278E-2" table:formula="of:=ABS([.D6])" table:style-name="ce1">
            <text:p>0.02789306</text:p>
          </table:table-cell>
          <table:table-cell office:value-type="float" office:value="3.1774432317518864E-2" table:formula="of:=ABS([.E6])" table:style-name="ce1">
            <text:p>0.031774432</text:p>
          </table:table-cell>
          <table:table-cell office:value-type="float" office:value="3.6643729614141682E-2" table:formula="of:=ABS([.F6])" table:style-name="ce1">
            <text:p>0.03664373</text:p>
          </table:table-cell>
          <table:table-cell office:value-type="float" office:value="3.9989057861789475E-2" table:formula="of:=ABS([.G6])" table:style-name="ce1">
            <text:p>0.039989058</text:p>
          </table:table-cell>
          <table:table-cell office:value-type="float" office:value="4.1850610018556736E-2" table:formula="of:=ABS([.H6])" table:style-name="ce1">
            <text:p>0.04185061</text:p>
          </table:table-cell>
          <table:table-cell office:value-type="float" office:value="4.2763817440650144E-2" table:formula="of:=ABS([.I6])" table:style-name="ce1">
            <text:p>0.042763817</text:p>
          </table:table-cell>
          <table:table-cell office:value-type="float" office:value="4.3174138461890499E-2" table:formula="of:=ABS([.J6])" table:style-name="ce1">
            <text:p>0.043174138</text:p>
          </table:table-cell>
          <table:table-cell office:value-type="float" office:value="4.3347666580502132E-2" table:formula="of:=ABS([.K6])" table:style-name="ce1">
            <text:p>0.043347667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.3537048285311673E-2" table:formula="of:=ABS([.B7])" table:style-name="ce1">
            <text:p>0.013537048</text:p>
          </table:table-cell>
          <table:table-cell office:value-type="float" office:value="1.7193352296048587E-2" table:formula="of:=ABS([.C7])" table:style-name="ce1">
            <text:p>0.017193352</text:p>
          </table:table-cell>
          <table:table-cell office:value-type="float" office:value="2.4666714324028515E-2" table:formula="of:=ABS([.D7])" table:style-name="ce1">
            <text:p>0.024666714</text:p>
          </table:table-cell>
          <table:table-cell office:value-type="float" office:value="3.0725367766434118E-2" table:formula="of:=ABS([.E7])" table:style-name="ce1">
            <text:p>0.030725368</text:p>
          </table:table-cell>
          <table:table-cell office:value-type="float" office:value="3.6512853090682446E-2" table:formula="of:=ABS([.F7])" table:style-name="ce1">
            <text:p>0.036512853</text:p>
          </table:table-cell>
          <table:table-cell office:value-type="float" office:value="4.0365715978108389E-2" table:formula="of:=ABS([.G7])" table:style-name="ce1">
            <text:p>0.040365716</text:p>
          </table:table-cell>
          <table:table-cell office:value-type="float" office:value="4.2270257283230965E-2" table:formula="of:=ABS([.H7])" table:style-name="ce1">
            <text:p>0.042270257</text:p>
          </table:table-cell>
          <table:table-cell office:value-type="float" office:value="4.3046303013124378E-2" table:formula="of:=ABS([.I7])" table:style-name="ce1">
            <text:p>0.043046303</text:p>
          </table:table-cell>
          <table:table-cell office:value-type="float" office:value="4.3326425102840301E-2" table:formula="of:=ABS([.J7])" table:style-name="ce1">
            <text:p>0.043326425</text:p>
          </table:table-cell>
          <table:table-cell office:value-type="float" office:value="4.3420001879571492E-2" table:formula="of:=ABS([.K7])" table:style-name="ce1">
            <text:p>0.04342000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0.18216788923894989" table:formula="of:=ABS([.B8])" table:style-name="ce1">
            <text:p>0.182167889</text:p>
          </table:table-cell>
          <table:table-cell office:value-type="float" office:value="2.1832558063283106E-2" table:formula="of:=ABS([.C8])" table:style-name="ce1">
            <text:p>0.021832558</text:p>
          </table:table-cell>
          <table:table-cell office:value-type="float" office:value="3.3692378591805627E-2" table:formula="of:=ABS([.D8])" table:style-name="ce1">
            <text:p>0.033692379</text:p>
          </table:table-cell>
          <table:table-cell office:value-type="float" office:value="3.6452221416056238E-2" table:formula="of:=ABS([.E8])" table:style-name="ce1">
            <text:p>0.036452221</text:p>
          </table:table-cell>
          <table:table-cell office:value-type="float" office:value="3.9715354255515048E-2" table:formula="of:=ABS([.F8])" table:style-name="ce1">
            <text:p>0.039715354</text:p>
          </table:table-cell>
          <table:table-cell office:value-type="float" office:value="4.1946179658556883E-2" table:formula="of:=ABS([.G8])" table:style-name="ce1">
            <text:p>0.04194618</text:p>
          </table:table-cell>
          <table:table-cell office:value-type="float" office:value="4.2949995281597535E-2" table:formula="of:=ABS([.H8])" table:style-name="ce1">
            <text:p>0.042949995</text:p>
          </table:table-cell>
          <table:table-cell office:value-type="float" office:value="4.3307898311789002E-2" table:formula="of:=ABS([.I8])" table:style-name="ce1">
            <text:p>0.043307898</text:p>
          </table:table-cell>
          <table:table-cell office:value-type="float" office:value="4.3419252105845525E-2" table:formula="of:=ABS([.J8])" table:style-name="ce1">
            <text:p>0.043419252</text:p>
          </table:table-cell>
          <table:table-cell office:value-type="float" office:value="4.3451057843681674E-2" table:formula="of:=ABS([.K8])" table:style-name="ce1">
            <text:p>0.043451058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.3537048285311673E-2" table:formula="of:=MIN([.B10:.K12])" table:style-name="ce1">
            <text:p>0.013537048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魏树鹏</dc:creator>
    <meta:creation-date>2019-05-16T11:36:25Z</meta:creation-date>
    <dc:date>2019-05-16T09:59:20Z</dc:date>
    <meta:editing-cycles>1</meta:editing-cycles>
    <meta:editing-duration>PT119S</meta:editing-duration>
  </office:meta>
</office:document-meta>
</file>